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EARS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gbest</text:p>
          </table:table-cell>
          <table:table-cell office:value-type="string" calcext:value-type="string">
            <text:p>gbestgc</text:p>
          </table:table-cell>
          <table:table-cell office:value-type="string" calcext:value-type="string">
            <text:p>lbest</text:p>
          </table:table-cell>
          <table:table-cell office:value-type="string" calcext:value-type="string">
            <text:p>lbestgc</text:p>
          </table:table-cell>
          <table:table-cell office:value-type="string" calcext:value-type="string">
            <text:p>spso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g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0.54703739079242" calcext:value-type="float">
            <text:p>0.5470373908</text:p>
          </table:table-cell>
          <table:table-cell office:value-type="float" office:value="-0.292609651867356" calcext:value-type="float">
            <text:p>-0.2926096519</text:p>
          </table:table-cell>
          <table:table-cell office:value-type="float" office:value="-0.304235258468251" calcext:value-type="float">
            <text:p>-0.3042352585</text:p>
          </table:table-cell>
          <table:table-cell office:value-type="float" office:value="0.553675926677823" calcext:value-type="float">
            <text:p>0.5536759267</text:p>
          </table:table-cell>
          <table:table-cell office:value-type="float" office:value="0.717403459804336" calcext:value-type="float">
            <text:p>0.7174034598</text:p>
          </table:table-cell>
          <table:table-cell office:value-type="float" office:value="0.715777344210047" calcext:value-type="float">
            <text:p>0.7157773442</text:p>
          </table:table-cell>
          <table:table-cell office:value-type="float" office:value="0.453996555136681" calcext:value-type="float">
            <text:p>0.4539965551</text:p>
          </table:table-cell>
          <table:table-cell office:value-type="float" office:value="0.0389582825618683" calcext:value-type="float">
            <text:p>0.0389582826</text:p>
          </table:table-cell>
          <table:table-cell office:value-type="float" office:value="0.116267487372133" calcext:value-type="float">
            <text:p>0.1162674874</text:p>
          </table:table-cell>
          <table:table-cell table:formula="of:=AVERAGE([.B3:.J3])" office:value-type="float" office:value="0.282919059579967" calcext:value-type="float">
            <text:p>0.2829190596</text:p>
          </table:table-cell>
          <table:table-cell table:formula="of:=STDEV([.B3:.J3])" office:value-type="float" office:value="0.404930761088513" calcext:value-type="float">
            <text:p>0.4049307611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0.451680178716939" calcext:value-type="float">
            <text:p>0.4516801787</text:p>
          </table:table-cell>
          <table:table-cell office:value-type="float" office:value="-0.239781887132662" calcext:value-type="float">
            <text:p>-0.2397818871</text:p>
          </table:table-cell>
          <table:table-cell office:value-type="float" office:value="-0.45554831794599" calcext:value-type="float">
            <text:p>-0.4555483179</text:p>
          </table:table-cell>
          <table:table-cell office:value-type="float" office:value="0.322878539885608" calcext:value-type="float">
            <text:p>0.3228785399</text:p>
          </table:table-cell>
          <table:table-cell office:value-type="float" office:value="0.498603112300166" calcext:value-type="float">
            <text:p>0.4986031123</text:p>
          </table:table-cell>
          <table:table-cell office:value-type="float" office:value="0.548886992063113" calcext:value-type="float">
            <text:p>0.5488869921</text:p>
          </table:table-cell>
          <table:table-cell office:value-type="float" office:value="0.142160945136331" calcext:value-type="float">
            <text:p>0.1421609451</text:p>
          </table:table-cell>
          <table:table-cell office:value-type="float" office:value="0.489719589760941" calcext:value-type="float">
            <text:p>0.4897195898</text:p>
          </table:table-cell>
          <table:table-cell office:value-type="float" office:value="0.662189971145517" calcext:value-type="float">
            <text:p>0.6621899711</text:p>
          </table:table-cell>
          <table:table-cell table:formula="of:=AVERAGE([.B4:.J4])" office:value-type="float" office:value="0.268976569325551" calcext:value-type="float">
            <text:p>0.2689765693</text:p>
          </table:table-cell>
          <table:table-cell table:formula="of:=STDEV([.B4:.J4])" office:value-type="float" office:value="0.382518327597572" calcext:value-type="float">
            <text:p>0.3825183276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.419622738725409" calcext:value-type="float">
            <text:p>0.4196227387</text:p>
          </table:table-cell>
          <table:table-cell office:value-type="float" office:value="0.530142244023581" calcext:value-type="float">
            <text:p>0.530142244</text:p>
          </table:table-cell>
          <table:table-cell office:value-type="float" office:value="0.647107921735465" calcext:value-type="float">
            <text:p>0.6471079217</text:p>
          </table:table-cell>
          <table:table-cell office:value-type="float" office:value="0.0227519993866672" calcext:value-type="float">
            <text:p>0.0227519994</text:p>
          </table:table-cell>
          <table:table-cell office:value-type="float" office:value="0.198858854559252" calcext:value-type="float">
            <text:p>0.1988588546</text:p>
          </table:table-cell>
          <table:table-cell office:value-type="float" office:value="0.67207080031569" calcext:value-type="float">
            <text:p>0.6720708003</text:p>
          </table:table-cell>
          <table:table-cell office:value-type="float" office:value="0.0237385078953494" calcext:value-type="float">
            <text:p>0.0237385079</text:p>
          </table:table-cell>
          <table:table-cell office:value-type="float" office:value="0.0257399571258647" calcext:value-type="float">
            <text:p>0.0257399571</text:p>
          </table:table-cell>
          <table:table-cell office:value-type="float" office:value="0.654035818654967" calcext:value-type="float">
            <text:p>0.6540358187</text:p>
          </table:table-cell>
          <table:table-cell table:formula="of:=AVERAGE([.B5:.J5])" office:value-type="float" office:value="0.354896538046916" calcext:value-type="float">
            <text:p>0.354896538</text:p>
          </table:table-cell>
          <table:table-cell table:formula="of:=STDEV([.B5:.J5])" office:value-type="float" office:value="0.287890886893516" calcext:value-type="float">
            <text:p>0.2878908869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.0538883819283859" calcext:value-type="float">
            <text:p>0.0538883819</text:p>
          </table:table-cell>
          <table:table-cell office:value-type="float" office:value="0.390964124353789" calcext:value-type="float">
            <text:p>0.3909641244</text:p>
          </table:table-cell>
          <table:table-cell office:value-type="float" office:value="0.636780531673679" calcext:value-type="float">
            <text:p>0.6367805317</text:p>
          </table:table-cell>
          <table:table-cell office:value-type="float" office:value="0.28980380272014" calcext:value-type="float">
            <text:p>0.2898038027</text:p>
          </table:table-cell>
          <table:table-cell office:value-type="float" office:value="0.0992686073701178" calcext:value-type="float">
            <text:p>0.0992686074</text:p>
          </table:table-cell>
          <table:table-cell office:value-type="float" office:value="0.456781340429424" calcext:value-type="float">
            <text:p>0.4567813404</text:p>
          </table:table-cell>
          <table:table-cell office:value-type="float" office:value="0.208776510776479" calcext:value-type="float">
            <text:p>0.2087765108</text:p>
          </table:table-cell>
          <table:table-cell office:value-type="float" office:value="0.295917985038433" calcext:value-type="float">
            <text:p>0.295917985</text:p>
          </table:table-cell>
          <table:table-cell office:value-type="float" office:value="0.504521548112846" calcext:value-type="float">
            <text:p>0.5045215481</text:p>
          </table:table-cell>
          <table:table-cell table:formula="of:=AVERAGE([.B6:.J6])" office:value-type="float" office:value="0.326300314711477" calcext:value-type="float">
            <text:p>0.3263003147</text:p>
          </table:table-cell>
          <table:table-cell table:formula="of:=STDEV([.B6:.J6])" office:value-type="float" office:value="0.190783274491655" calcext:value-type="float">
            <text:p>0.1907832745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office:value-type="float" office:value="-0.133927346694673" calcext:value-type="float">
            <text:p>-0.1339273467</text:p>
          </table:table-cell>
          <table:table-cell office:value-type="float" office:value="0.654242846854649" calcext:value-type="float">
            <text:p>0.6542428469</text:p>
          </table:table-cell>
          <table:table-cell office:value-type="float" office:value="0.397034861209995" calcext:value-type="float">
            <text:p>0.3970348612</text:p>
          </table:table-cell>
          <table:table-cell office:value-type="float" office:value="0.640809753294656" calcext:value-type="float">
            <text:p>0.6408097533</text:p>
          </table:table-cell>
          <table:table-cell office:value-type="float" office:value="0.797965965410077" calcext:value-type="float">
            <text:p>0.7979659654</text:p>
          </table:table-cell>
          <table:table-cell office:value-type="float" office:value="0.492986140225052" calcext:value-type="float">
            <text:p>0.4929861402</text:p>
          </table:table-cell>
          <table:table-cell office:value-type="float" office:value="-0.319967210238546" calcext:value-type="float">
            <text:p>-0.3199672102</text:p>
          </table:table-cell>
          <table:table-cell office:value-type="float" office:value="0.539831805341061" calcext:value-type="float">
            <text:p>0.5398318053</text:p>
          </table:table-cell>
          <table:table-cell office:value-type="float" office:value="0.700671740355774" calcext:value-type="float">
            <text:p>0.7006717404</text:p>
          </table:table-cell>
          <table:table-cell table:formula="of:=AVERAGE([.B7:.J7])" office:value-type="float" office:value="0.418849839528672" calcext:value-type="float">
            <text:p>0.4188498395</text:p>
          </table:table-cell>
          <table:table-cell table:formula="of:=STDEV([.B7:.J7])" office:value-type="float" office:value="0.387274234708696" calcext:value-type="float">
            <text:p>0.3872742347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0.721464746684996" calcext:value-type="float">
            <text:p>0.7214647467</text:p>
          </table:table-cell>
          <table:table-cell office:value-type="float" office:value="0.524010321750998" calcext:value-type="float">
            <text:p>0.5240103218</text:p>
          </table:table-cell>
          <table:table-cell office:value-type="float" office:value="0.0594098699241872" calcext:value-type="float">
            <text:p>0.0594098699</text:p>
          </table:table-cell>
          <table:table-cell office:value-type="float" office:value="0.408869071188057" calcext:value-type="float">
            <text:p>0.4088690712</text:p>
          </table:table-cell>
          <table:table-cell office:value-type="float" office:value="0.640447139178715" calcext:value-type="float">
            <text:p>0.6404471392</text:p>
          </table:table-cell>
          <table:table-cell office:value-type="float" office:value="0.248995917179809" calcext:value-type="float">
            <text:p>0.2489959172</text:p>
          </table:table-cell>
          <table:table-cell office:value-type="float" office:value="-0.835503174874233" calcext:value-type="float">
            <text:p>-0.8355031749</text:p>
          </table:table-cell>
          <table:table-cell office:value-type="float" office:value="0.294819841284831" calcext:value-type="float">
            <text:p>0.2948198413</text:p>
          </table:table-cell>
          <table:table-cell office:value-type="float" office:value="0.705208163192956" calcext:value-type="float">
            <text:p>0.7052081632</text:p>
          </table:table-cell>
          <table:table-cell table:formula="of:=AVERAGE([.B8:.J8])" office:value-type="float" office:value="0.307524655056702" calcext:value-type="float">
            <text:p>0.3075246551</text:p>
          </table:table-cell>
          <table:table-cell table:formula="of:=STDEV([.B8:.J8])" office:value-type="float" office:value="0.483364934488977" calcext:value-type="float">
            <text:p>0.4833649345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.737160171665066" calcext:value-type="float">
            <text:p>0.7371601717</text:p>
          </table:table-cell>
          <table:table-cell office:value-type="float" office:value="0.160286572583768" calcext:value-type="float">
            <text:p>0.1602865726</text:p>
          </table:table-cell>
          <table:table-cell office:value-type="float" office:value="-0.187219643591563" calcext:value-type="float">
            <text:p>-0.1872196436</text:p>
          </table:table-cell>
          <table:table-cell office:value-type="float" office:value="0.613014924764515" calcext:value-type="float">
            <text:p>0.6130149248</text:p>
          </table:table-cell>
          <table:table-cell office:value-type="float" office:value="0.372333115913272" calcext:value-type="float">
            <text:p>0.3723331159</text:p>
          </table:table-cell>
          <table:table-cell office:value-type="float" office:value="0.721723167941515" calcext:value-type="float">
            <text:p>0.7217231679</text:p>
          </table:table-cell>
          <table:table-cell office:value-type="float" office:value="0.42781221411574" calcext:value-type="float">
            <text:p>0.4278122141</text:p>
          </table:table-cell>
          <table:table-cell office:value-type="float" office:value="0.567463918707081" calcext:value-type="float">
            <text:p>0.5674639187</text:p>
          </table:table-cell>
          <table:table-cell office:value-type="float" office:value="-0.380490715569225" calcext:value-type="float">
            <text:p>-0.3804907156</text:p>
          </table:table-cell>
          <table:table-cell table:formula="of:=AVERAGE([.B9:.J9])" office:value-type="float" office:value="0.336898191836685" calcext:value-type="float">
            <text:p>0.3368981918</text:p>
          </table:table-cell>
          <table:table-cell table:formula="of:=STDEV([.B9:.J9])" office:value-type="float" office:value="0.398082894409204" calcext:value-type="float">
            <text:p>0.3980828944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0.493805928252566" calcext:value-type="float">
            <text:p>0.4938059283</text:p>
          </table:table-cell>
          <table:table-cell office:value-type="float" office:value="0.710194127109352" calcext:value-type="float">
            <text:p>0.7101941271</text:p>
          </table:table-cell>
          <table:table-cell office:value-type="float" office:value="0.663273831326762" calcext:value-type="float">
            <text:p>0.6632738313</text:p>
          </table:table-cell>
          <table:table-cell office:value-type="float" office:value="0.588864382902743" calcext:value-type="float">
            <text:p>0.5888643829</text:p>
          </table:table-cell>
          <table:table-cell office:value-type="float" office:value="0.363113291537524" calcext:value-type="float">
            <text:p>0.3631132915</text:p>
          </table:table-cell>
          <table:table-cell office:value-type="float" office:value="0.606981492234527" calcext:value-type="float">
            <text:p>0.6069814922</text:p>
          </table:table-cell>
          <table:table-cell office:value-type="float" office:value="0.769513896035168" calcext:value-type="float">
            <text:p>0.769513896</text:p>
          </table:table-cell>
          <table:table-cell office:value-type="float" office:value="0.13576740452477" calcext:value-type="float">
            <text:p>0.1357674045</text:p>
          </table:table-cell>
          <table:table-cell office:value-type="float" office:value="-0.897446998378994" calcext:value-type="float">
            <text:p>-0.8974469984</text:p>
          </table:table-cell>
          <table:table-cell table:formula="of:=AVERAGE([.B10:.J10])" office:value-type="float" office:value="0.381563039504935" calcext:value-type="float">
            <text:p>0.3815630395</text:p>
          </table:table-cell>
          <table:table-cell table:formula="of:=STDEV([.B10:.J10])" office:value-type="float" office:value="0.517309576718169" calcext:value-type="float">
            <text:p>0.5173095767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0.502254877019628" calcext:value-type="float">
            <text:p>0.502254877</text:p>
          </table:table-cell>
          <table:table-cell office:value-type="float" office:value="0.691795002856088" calcext:value-type="float">
            <text:p>0.6917950029</text:p>
          </table:table-cell>
          <table:table-cell office:value-type="float" office:value="0.453982603568233" calcext:value-type="float">
            <text:p>0.4539826036</text:p>
          </table:table-cell>
          <table:table-cell office:value-type="float" office:value="0.582467706794769" calcext:value-type="float">
            <text:p>0.5824677068</text:p>
          </table:table-cell>
          <table:table-cell office:value-type="float" office:value="-0.414304663049393" calcext:value-type="float">
            <text:p>-0.414304663</text:p>
          </table:table-cell>
          <table:table-cell office:value-type="float" office:value="0.420356514245738" calcext:value-type="float">
            <text:p>0.4203565142</text:p>
          </table:table-cell>
          <table:table-cell office:value-type="float" office:value="0.167851881465162" calcext:value-type="float">
            <text:p>0.1678518815</text:p>
          </table:table-cell>
          <table:table-cell office:value-type="float" office:value="0.520416169789406" calcext:value-type="float">
            <text:p>0.5204161698</text:p>
          </table:table-cell>
          <table:table-cell office:value-type="float" office:value="0.589928598709229" calcext:value-type="float">
            <text:p>0.5899285987</text:p>
          </table:table-cell>
          <table:table-cell table:formula="of:=AVERAGE([.B11:.J11])" office:value-type="float" office:value="0.390527632377651" calcext:value-type="float">
            <text:p>0.3905276324</text:p>
          </table:table-cell>
          <table:table-cell table:formula="of:=STDEV([.B11:.J11])" office:value-type="float" office:value="0.335218880877026" calcext:value-type="float">
            <text:p>0.3352188809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-0.154652769605447" calcext:value-type="float">
            <text:p>-0.1546527696</text:p>
          </table:table-cell>
          <table:table-cell office:value-type="float" office:value="0.12704742056438" calcext:value-type="float">
            <text:p>0.1270474206</text:p>
          </table:table-cell>
          <table:table-cell office:value-type="float" office:value="0.553511913041429" calcext:value-type="float">
            <text:p>0.553511913</text:p>
          </table:table-cell>
          <table:table-cell office:value-type="float" office:value="0.446411593512773" calcext:value-type="float">
            <text:p>0.4464115935</text:p>
          </table:table-cell>
          <table:table-cell office:value-type="float" office:value="0.0799734783948639" calcext:value-type="float">
            <text:p>0.0799734784</text:p>
          </table:table-cell>
          <table:table-cell office:value-type="float" office:value="0.740124823652445" calcext:value-type="float">
            <text:p>0.7401248237</text:p>
          </table:table-cell>
          <table:table-cell office:value-type="float" office:value="0.299224428132665" calcext:value-type="float">
            <text:p>0.2992244281</text:p>
          </table:table-cell>
          <table:table-cell office:value-type="float" office:value="0.472402935059494" calcext:value-type="float">
            <text:p>0.4724029351</text:p>
          </table:table-cell>
          <table:table-cell office:value-type="float" office:value="0.502547674293223" calcext:value-type="float">
            <text:p>0.5025476743</text:p>
          </table:table-cell>
          <table:table-cell table:formula="of:=AVERAGE([.B12:.J12])" office:value-type="float" office:value="0.340732388560647" calcext:value-type="float">
            <text:p>0.3407323886</text:p>
          </table:table-cell>
          <table:table-cell table:formula="of:=STDEV([.B12:.J12])" office:value-type="float" office:value="0.278447638167104" calcext:value-type="float">
            <text:p>0.2784476382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0.0258072164931111" calcext:value-type="float">
            <text:p>-0.0258072165</text:p>
          </table:table-cell>
          <table:table-cell office:value-type="float" office:value="0.103618254251633" calcext:value-type="float">
            <text:p>0.1036182543</text:p>
          </table:table-cell>
          <table:table-cell office:value-type="float" office:value="0.382133271410426" calcext:value-type="float">
            <text:p>0.3821332714</text:p>
          </table:table-cell>
          <table:table-cell office:value-type="float" office:value="0.320556093562678" calcext:value-type="float">
            <text:p>0.3205560936</text:p>
          </table:table-cell>
          <table:table-cell office:value-type="float" office:value="0.359052559134196" calcext:value-type="float">
            <text:p>0.3590525591</text:p>
          </table:table-cell>
          <table:table-cell office:value-type="float" office:value="0.438667002706453" calcext:value-type="float">
            <text:p>0.4386670027</text:p>
          </table:table-cell>
          <table:table-cell office:value-type="float" office:value="0.000195596419305883" calcext:value-type="float">
            <text:p>0.0001955964</text:p>
          </table:table-cell>
          <table:table-cell office:value-type="float" office:value="0.480822680825887" calcext:value-type="float">
            <text:p>0.4808226808</text:p>
          </table:table-cell>
          <table:table-cell office:value-type="float" office:value="-0.0636004276919112" calcext:value-type="float">
            <text:p>-0.0636004277</text:p>
          </table:table-cell>
          <table:table-cell table:formula="of:=AVERAGE([.B13:.J13])" office:value-type="float" office:value="0.22173753490284" calcext:value-type="float">
            <text:p>0.2217375349</text:p>
          </table:table-cell>
          <table:table-cell table:formula="of:=STDEV([.B13:.J13])" office:value-type="float" office:value="0.216292618446229" calcext:value-type="float">
            <text:p>0.2162926184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.384908045915372" calcext:value-type="float">
            <text:p>0.3849080459</text:p>
          </table:table-cell>
          <table:table-cell office:value-type="float" office:value="0.192797382852874" calcext:value-type="float">
            <text:p>0.1927973829</text:p>
          </table:table-cell>
          <table:table-cell office:value-type="float" office:value="-0.0945581738757642" calcext:value-type="float">
            <text:p>-0.0945581739</text:p>
          </table:table-cell>
          <table:table-cell office:value-type="float" office:value="-0.052361562017418" calcext:value-type="float">
            <text:p>-0.052361562</text:p>
          </table:table-cell>
          <table:table-cell office:value-type="float" office:value="0.505920650294097" calcext:value-type="float">
            <text:p>0.5059206503</text:p>
          </table:table-cell>
          <table:table-cell office:value-type="float" office:value="0.461070405539951" calcext:value-type="float">
            <text:p>0.4610704055</text:p>
          </table:table-cell>
          <table:table-cell office:value-type="float" office:value="0.225597465180513" calcext:value-type="float">
            <text:p>0.2255974652</text:p>
          </table:table-cell>
          <table:table-cell office:value-type="float" office:value="0.661421789869545" calcext:value-type="float">
            <text:p>0.6614217899</text:p>
          </table:table-cell>
          <table:table-cell office:value-type="float" office:value="0.434804314435035" calcext:value-type="float">
            <text:p>0.4348043144</text:p>
          </table:table-cell>
          <table:table-cell table:formula="of:=AVERAGE([.B14:.J14])" office:value-type="float" office:value="0.302177813132689" calcext:value-type="float">
            <text:p>0.3021778131</text:p>
          </table:table-cell>
          <table:table-cell table:formula="of:=STDEV([.B14:.J14])" office:value-type="float" office:value="0.255238749713441" calcext:value-type="float">
            <text:p>0.2552387497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0.277399722702934" calcext:value-type="float">
            <text:p>0.2773997227</text:p>
          </table:table-cell>
          <table:table-cell office:value-type="float" office:value="0.822623576239669" calcext:value-type="float">
            <text:p>0.8226235762</text:p>
          </table:table-cell>
          <table:table-cell office:value-type="float" office:value="0.0857148742127329" calcext:value-type="float">
            <text:p>0.0857148742</text:p>
          </table:table-cell>
          <table:table-cell office:value-type="float" office:value="0.174228307038129" calcext:value-type="float">
            <text:p>0.174228307</text:p>
          </table:table-cell>
          <table:table-cell office:value-type="float" office:value="0.062657924071179" calcext:value-type="float">
            <text:p>0.0626579241</text:p>
          </table:table-cell>
          <table:table-cell office:value-type="float" office:value="0.427154312073047" calcext:value-type="float">
            <text:p>0.4271543121</text:p>
          </table:table-cell>
          <table:table-cell office:value-type="float" office:value="0.510972416340986" calcext:value-type="float">
            <text:p>0.5109724163</text:p>
          </table:table-cell>
          <table:table-cell office:value-type="float" office:value="-0.02013638906779" calcext:value-type="float">
            <text:p>-0.0201363891</text:p>
          </table:table-cell>
          <table:table-cell office:value-type="float" office:value="-0.000869717665883707" calcext:value-type="float">
            <text:p>-0.0008697177</text:p>
          </table:table-cell>
          <table:table-cell table:formula="of:=AVERAGE([.B15:.J15])" office:value-type="float" office:value="0.259971669549445" calcext:value-type="float">
            <text:p>0.2599716695</text:p>
          </table:table-cell>
          <table:table-cell table:formula="of:=STDEV([.B15:.J15])" office:value-type="float" office:value="0.280842735990072" calcext:value-type="float">
            <text:p>0.280842736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0.227988557987805" calcext:value-type="float">
            <text:p>0.227988558</text:p>
          </table:table-cell>
          <table:table-cell office:value-type="float" office:value="0.439491954117487" calcext:value-type="float">
            <text:p>0.4394919541</text:p>
          </table:table-cell>
          <table:table-cell office:value-type="float" office:value="0.308733123523612" calcext:value-type="float">
            <text:p>0.3087331235</text:p>
          </table:table-cell>
          <table:table-cell office:value-type="float" office:value="0.733659021727754" calcext:value-type="float">
            <text:p>0.7336590217</text:p>
          </table:table-cell>
          <table:table-cell office:value-type="float" office:value="0.436526146525369" calcext:value-type="float">
            <text:p>0.4365261465</text:p>
          </table:table-cell>
          <table:table-cell office:value-type="float" office:value="0.153014470359843" calcext:value-type="float">
            <text:p>0.1530144704</text:p>
          </table:table-cell>
          <table:table-cell office:value-type="float" office:value="0.581811314563462" calcext:value-type="float">
            <text:p>0.5818113146</text:p>
          </table:table-cell>
          <table:table-cell office:value-type="float" office:value="0.856196443053187" calcext:value-type="float">
            <text:p>0.8561964431</text:p>
          </table:table-cell>
          <table:table-cell office:value-type="float" office:value="0.67557508058319" calcext:value-type="float">
            <text:p>0.6755750806</text:p>
          </table:table-cell>
          <table:table-cell table:formula="of:=AVERAGE([.B16:.J16])" office:value-type="float" office:value="0.490332901382412" calcext:value-type="float">
            <text:p>0.4903329014</text:p>
          </table:table-cell>
          <table:table-cell table:formula="of:=STDEV([.B16:.J16])" office:value-type="float" office:value="0.238959573862258" calcext:value-type="float">
            <text:p>0.2389595739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.263354595276647" calcext:value-type="float">
            <text:p>0.2633545953</text:p>
          </table:table-cell>
          <table:table-cell office:value-type="float" office:value="0.475560178451445" calcext:value-type="float">
            <text:p>0.4755601785</text:p>
          </table:table-cell>
          <table:table-cell office:value-type="float" office:value="0.530437102615174" calcext:value-type="float">
            <text:p>0.5304371026</text:p>
          </table:table-cell>
          <table:table-cell office:value-type="float" office:value="0.430600837854897" calcext:value-type="float">
            <text:p>0.4306008379</text:p>
          </table:table-cell>
          <table:table-cell office:value-type="float" office:value="0.451769877332189" calcext:value-type="float">
            <text:p>0.4517698773</text:p>
          </table:table-cell>
          <table:table-cell office:value-type="float" office:value="0.700347540018388" calcext:value-type="float">
            <text:p>0.70034754</text:p>
          </table:table-cell>
          <table:table-cell office:value-type="float" office:value="0.592769758310241" calcext:value-type="float">
            <text:p>0.5927697583</text:p>
          </table:table-cell>
          <table:table-cell office:value-type="float" office:value="0.616038826067152" calcext:value-type="float">
            <text:p>0.6160388261</text:p>
          </table:table-cell>
          <table:table-cell office:value-type="float" office:value="0.674062976304733" calcext:value-type="float">
            <text:p>0.6740629763</text:p>
          </table:table-cell>
          <table:table-cell table:formula="of:=AVERAGE([.B17:.J17])" office:value-type="float" office:value="0.526104632470096" calcext:value-type="float">
            <text:p>0.5261046325</text:p>
          </table:table-cell>
          <table:table-cell table:formula="of:=STDEV([.B17:.J17])" office:value-type="float" office:value="0.13740559727704" calcext:value-type="float">
            <text:p>0.1374055973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0.80357254605964" calcext:value-type="float">
            <text:p>0.8035725461</text:p>
          </table:table-cell>
          <table:table-cell office:value-type="float" office:value="0.850792870189113" calcext:value-type="float">
            <text:p>0.8507928702</text:p>
          </table:table-cell>
          <table:table-cell office:value-type="float" office:value="0.546276771644914" calcext:value-type="float">
            <text:p>0.5462767716</text:p>
          </table:table-cell>
          <table:table-cell office:value-type="float" office:value="0.711055580022697" calcext:value-type="float">
            <text:p>0.71105558</text:p>
          </table:table-cell>
          <table:table-cell office:value-type="float" office:value="0.731455010690632" calcext:value-type="float">
            <text:p>0.7314550107</text:p>
          </table:table-cell>
          <table:table-cell office:value-type="float" office:value="0.351158201358627" calcext:value-type="float">
            <text:p>0.3511582014</text:p>
          </table:table-cell>
          <table:table-cell office:value-type="float" office:value="-0.471111828377974" calcext:value-type="float">
            <text:p>-0.4711118284</text:p>
          </table:table-cell>
          <table:table-cell office:value-type="float" office:value="0.265437189080713" calcext:value-type="float">
            <text:p>0.2654371891</text:p>
          </table:table-cell>
          <table:table-cell office:value-type="float" office:value="0.439801527768638" calcext:value-type="float">
            <text:p>0.4398015278</text:p>
          </table:table-cell>
          <table:table-cell table:formula="of:=AVERAGE([.B18:.J18])" office:value-type="float" office:value="0.469826429826333" calcext:value-type="float">
            <text:p>0.4698264298</text:p>
          </table:table-cell>
          <table:table-cell table:formula="of:=STDEV([.B18:.J18])" office:value-type="float" office:value="0.407910986223338" calcext:value-type="float">
            <text:p>0.4079109862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office:value-type="float" office:value="0.79171636357146" calcext:value-type="float">
            <text:p>0.7917163636</text:p>
          </table:table-cell>
          <table:table-cell office:value-type="float" office:value="0.692752015769649" calcext:value-type="float">
            <text:p>0.6927520158</text:p>
          </table:table-cell>
          <table:table-cell office:value-type="float" office:value="0.736469436034388" calcext:value-type="float">
            <text:p>0.736469436</text:p>
          </table:table-cell>
          <table:table-cell office:value-type="float" office:value="0.307413503412966" calcext:value-type="float">
            <text:p>0.3074135034</text:p>
          </table:table-cell>
          <table:table-cell office:value-type="float" office:value="0.584171587427987" calcext:value-type="float">
            <text:p>0.5841715874</text:p>
          </table:table-cell>
          <table:table-cell office:value-type="float" office:value="0.811129534449131" calcext:value-type="float">
            <text:p>0.8111295344</text:p>
          </table:table-cell>
          <table:table-cell office:value-type="float" office:value="0.137922140914992" calcext:value-type="float">
            <text:p>0.1379221409</text:p>
          </table:table-cell>
          <table:table-cell office:value-type="float" office:value="-0.170406448457476" calcext:value-type="float">
            <text:p>-0.1704064485</text:p>
          </table:table-cell>
          <table:table-cell office:value-type="float" office:value="0.222138426681843" calcext:value-type="float">
            <text:p>0.2221384267</text:p>
          </table:table-cell>
          <table:table-cell table:formula="of:=AVERAGE([.B19:.J19])" office:value-type="float" office:value="0.457034062200549" calcext:value-type="float">
            <text:p>0.4570340622</text:p>
          </table:table-cell>
          <table:table-cell table:formula="of:=STDEV([.B19:.J19])" office:value-type="float" office:value="0.346461246451588" calcext:value-type="float">
            <text:p>0.3464612465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.526346524849434" calcext:value-type="float">
            <text:p>0.5263465248</text:p>
          </table:table-cell>
          <table:table-cell office:value-type="float" office:value="0.402180223967383" calcext:value-type="float">
            <text:p>0.402180224</text:p>
          </table:table-cell>
          <table:table-cell office:value-type="float" office:value="-0.114168790820119" calcext:value-type="float">
            <text:p>-0.1141687908</text:p>
          </table:table-cell>
          <table:table-cell office:value-type="float" office:value="-0.136107822137404" calcext:value-type="float">
            <text:p>-0.1361078221</text:p>
          </table:table-cell>
          <table:table-cell office:value-type="float" office:value="0.618158900931154" calcext:value-type="float">
            <text:p>0.6181589009</text:p>
          </table:table-cell>
          <table:table-cell office:value-type="float" office:value="0.521538971165318" calcext:value-type="float">
            <text:p>0.5215389712</text:p>
          </table:table-cell>
          <table:table-cell office:value-type="float" office:value="0.777510809608843" calcext:value-type="float">
            <text:p>0.7775108096</text:p>
          </table:table-cell>
          <table:table-cell office:value-type="float" office:value="0.613770555607173" calcext:value-type="float">
            <text:p>0.6137705556</text:p>
          </table:table-cell>
          <table:table-cell office:value-type="float" office:value="-0.506305371191923" calcext:value-type="float">
            <text:p>-0.5063053712</text:p>
          </table:table-cell>
          <table:table-cell table:formula="of:=AVERAGE([.B20:.J20])" office:value-type="float" office:value="0.300324889108873" calcext:value-type="float">
            <text:p>0.3003248891</text:p>
          </table:table-cell>
          <table:table-cell table:formula="of:=STDEV([.B20:.J20])" office:value-type="float" office:value="0.440213003241449" calcext:value-type="float">
            <text:p>0.4402130032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.31921901024616" calcext:value-type="float">
            <text:p>0.3192190102</text:p>
          </table:table-cell>
          <table:table-cell office:value-type="float" office:value="0.7441009704531" calcext:value-type="float">
            <text:p>0.7441009705</text:p>
          </table:table-cell>
          <table:table-cell office:value-type="float" office:value="0.700478779758854" calcext:value-type="float">
            <text:p>0.7004787798</text:p>
          </table:table-cell>
          <table:table-cell office:value-type="float" office:value="0.444014054918339" calcext:value-type="float">
            <text:p>0.4440140549</text:p>
          </table:table-cell>
          <table:table-cell office:value-type="float" office:value="0.801008569742457" calcext:value-type="float">
            <text:p>0.8010085697</text:p>
          </table:table-cell>
          <table:table-cell office:value-type="float" office:value="0.0702739189105695" calcext:value-type="float">
            <text:p>0.0702739189</text:p>
          </table:table-cell>
          <table:table-cell office:value-type="float" office:value="0.340170686870145" calcext:value-type="float">
            <text:p>0.3401706869</text:p>
          </table:table-cell>
          <table:table-cell office:value-type="float" office:value="0.48265001422654" calcext:value-type="float">
            <text:p>0.4826500142</text:p>
          </table:table-cell>
          <table:table-cell office:value-type="float" office:value="0.019140846308959" calcext:value-type="float">
            <text:p>0.0191408463</text:p>
          </table:table-cell>
          <table:table-cell table:formula="of:=AVERAGE([.B21:.J21])" office:value-type="float" office:value="0.435672983492792" calcext:value-type="float">
            <text:p>0.4356729835</text:p>
          </table:table-cell>
          <table:table-cell table:formula="of:=STDEV([.B21:.J21])" office:value-type="float" office:value="0.280778861516404" calcext:value-type="float">
            <text:p>0.2807788615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.0282690057391099" calcext:value-type="float">
            <text:p>0.0282690057</text:p>
          </table:table-cell>
          <table:table-cell office:value-type="float" office:value="0.296972858970328" calcext:value-type="float">
            <text:p>0.296972859</text:p>
          </table:table-cell>
          <table:table-cell office:value-type="float" office:value="0.662577065825531" calcext:value-type="float">
            <text:p>0.6625770658</text:p>
          </table:table-cell>
          <table:table-cell office:value-type="float" office:value="0.550067845792295" calcext:value-type="float">
            <text:p>0.5500678458</text:p>
          </table:table-cell>
          <table:table-cell office:value-type="float" office:value="0.224427105869998" calcext:value-type="float">
            <text:p>0.2244271059</text:p>
          </table:table-cell>
          <table:table-cell office:value-type="float" office:value="-0.115785988689714" calcext:value-type="float">
            <text:p>-0.1157859887</text:p>
          </table:table-cell>
          <table:table-cell office:value-type="float" office:value="0.655280212683927" calcext:value-type="float">
            <text:p>0.6552802127</text:p>
          </table:table-cell>
          <table:table-cell office:value-type="float" office:value="0.609072776832969" calcext:value-type="float">
            <text:p>0.6090727768</text:p>
          </table:table-cell>
          <table:table-cell office:value-type="float" office:value="0.787577292139345" calcext:value-type="float">
            <text:p>0.7875772921</text:p>
          </table:table-cell>
          <table:table-cell table:formula="of:=AVERAGE([.B22:.J22])" office:value-type="float" office:value="0.410939797240421" calcext:value-type="float">
            <text:p>0.4109397972</text:p>
          </table:table-cell>
          <table:table-cell table:formula="of:=STDEV([.B22:.J22])" office:value-type="float" office:value="0.315266768569244" calcext:value-type="float">
            <text:p>0.315266768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22])" office:value-type="float" office:value="0.361765072667037" calcext:value-type="float">
            <text:p>0.3617650727</text:p>
          </table:table-cell>
          <table:table-cell table:formula="of:=AVERAGE([.C3:.C22])" office:value-type="float" office:value="0.413859070317963" calcext:value-type="float">
            <text:p>0.4138590703</text:p>
          </table:table-cell>
          <table:table-cell table:formula="of:=AVERAGE([.D3:.D22])" office:value-type="float" office:value="0.310409588640185" calcext:value-type="float">
            <text:p>0.3104095886</text:p>
          </table:table-cell>
          <table:table-cell table:formula="of:=AVERAGE([.E3:.E22])" office:value-type="float" office:value="0.397633678065134" calcext:value-type="float">
            <text:p>0.3976336781</text:p>
          </table:table-cell>
          <table:table-cell table:formula="of:=AVERAGE([.F3:.F22])" office:value-type="float" office:value="0.406440534671909" calcext:value-type="float">
            <text:p>0.4064405347</text:p>
          </table:table-cell>
          <table:table-cell table:formula="of:=AVERAGE([.G3:.G22])" office:value-type="float" office:value="0.472162645019449" calcext:value-type="float">
            <text:p>0.472162645</text:p>
          </table:table-cell>
          <table:table-cell table:formula="of:=AVERAGE([.H3:.H22])" office:value-type="float" office:value="0.234436156304762" calcext:value-type="float">
            <text:p>0.2344361563</text:p>
          </table:table-cell>
          <table:table-cell table:formula="of:=AVERAGE([.I3:.I22])" office:value-type="float" office:value="0.388795266361582" calcext:value-type="float">
            <text:p>0.3887952664</text:p>
          </table:table-cell>
          <table:table-cell table:formula="of:=AVERAGE([.J3:.J22])" office:value-type="float" office:value="0.291987911778023" calcext:value-type="float">
            <text:p>0.2919879118</text:p>
          </table:table-cell>
          <table:table-cell table:formula="of:=AVERAGE([.B3:.J22])" office:value-type="float" office:value="0.364165547091783" calcext:value-type="float">
            <text:p>0.3641655471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:.B22])" office:value-type="float" office:value="0.296118483279478" calcext:value-type="float">
            <text:p>0.2961184833</text:p>
          </table:table-cell>
          <table:table-cell table:formula="of:=STDEV([.C3:.C22])" office:value-type="float" office:value="0.326879343087213" calcext:value-type="float">
            <text:p>0.3268793431</text:p>
          </table:table-cell>
          <table:table-cell table:formula="of:=STDEV([.D3:.D22])" office:value-type="float" office:value="0.374754457987149" calcext:value-type="float">
            <text:p>0.374754458</text:p>
          </table:table-cell>
          <table:table-cell table:formula="of:=STDEV([.E3:.E22])" office:value-type="float" office:value="0.246004903820159" calcext:value-type="float">
            <text:p>0.2460049038</text:p>
          </table:table-cell>
          <table:table-cell table:formula="of:=STDEV([.F3:.F22])" office:value-type="float" office:value="0.302453161480155" calcext:value-type="float">
            <text:p>0.3024531615</text:p>
          </table:table-cell>
          <table:table-cell table:formula="of:=STDEV([.G3:.G22])" office:value-type="float" office:value="0.241376233054107" calcext:value-type="float">
            <text:p>0.2413762331</text:p>
          </table:table-cell>
          <table:table-cell table:formula="of:=STDEV([.H3:.H22])" office:value-type="float" office:value="0.414034334844311" calcext:value-type="float">
            <text:p>0.4140343348</text:p>
          </table:table-cell>
          <table:table-cell table:formula="of:=STDEV([.I3:.I22])" office:value-type="float" office:value="0.269590498257527" calcext:value-type="float">
            <text:p>0.2695904983</text:p>
          </table:table-cell>
          <table:table-cell table:formula="of:=STDEV([.J3:.J22])" office:value-type="float" office:value="0.469704099487995" calcext:value-type="float">
            <text:p>0.4697040995</text:p>
          </table:table-cell>
          <table:table-cell/>
          <table:table-cell table:formula="of:=STDEV([.B3:.J22])" office:value-type="float" office:value="0.334604718237838" calcext:value-type="float">
            <text:p>0.3346047182</text:p>
          </table:table-cell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5.301cm" fo:page-height="25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00/00/00</text:date>, <text:time style:data-style-name="N2" text:time-value="0000-00-00T00:00:03.726069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24T19:48:59.750793698</dc:date>
    <dc:creator>Phlippie Bosman</dc:creator>
    <meta:editing-duration>PT51S</meta:editing-duration>
    <meta:editing-cycles>2</meta:editing-cycles>
    <meta:document-statistic meta:table-count="1" meta:cell-count="274" meta:object-count="0"/>
  </office:meta>
</office:document-meta>
</file>